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fd38" officeooo:paragraph-rsid="001ffd38"/>
    </style:style>
    <style:style style:name="P2" style:family="paragraph" style:parent-style-name="Standard">
      <style:text-properties officeooo:rsid="001ffd38" officeooo:paragraph-rsid="0021ead9"/>
    </style:style>
    <style:style style:name="T1" style:family="text">
      <style:text-properties officeooo:rsid="00207abf"/>
    </style:style>
    <style:style style:name="T2" style:family="text">
      <style:text-properties officeooo:rsid="0021ea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. <text:s/>Minimum Bid amount varying at different sites</text:p>
      <text:p text:style-name="P1">2. What if bid is not active <text:s text:c="5"/></text:p>
      <text:p text:style-name="P1">3. What if no one approcahes that item for bidding <text:span text:style-name="T2">+</text:span></text:p>
      <text:p text:style-name="P1">4. auction is won by the one who is not supposed to</text:p>
      <text:p text:style-name="P2">5. b<text:span text:style-name="T1">i</text:span>d price is not updated</text:p>
      <text:p text:style-name="P2"><text:span text:style-name="T2">6. wt if auction is closed but not updated everywher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2:54:52.949975479</meta:creation-date>
    <dc:date>2019-08-19T17:54:38.861923938</dc:date>
    <meta:editing-duration>PT1H58M50S</meta:editing-duration>
    <meta:editing-cycles>1</meta:editing-cycles>
    <meta:document-statistic meta:table-count="0" meta:image-count="0" meta:object-count="0" meta:page-count="1" meta:paragraph-count="6" meta:word-count="54" meta:character-count="268" meta:non-whitespace-character-count="211"/>
    <meta:generator>LibreOffice/6.0.7.3$Linux_X86_64 LibreOffice_project/00m0$Build-3</meta:generator>
  </office:meta>
</office:document-meta>
</file>